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rsid="00323cb1"/>
    </style:style>
    <style:style style:name="P5" style:family="paragraph" style:parent-style-name="Heading_20_2">
      <style:text-properties officeooo:paragraph-rsid="00275500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  <style:text-properties officeooo:paragraph-rsid="00294f95"/>
    </style:style>
    <style:style style:name="T1" style:family="text">
      <style:text-properties officeooo:rsid="004c5d34"/>
    </style:style>
    <style:style style:name="T2" style:family="text">
      <style:text-properties officeooo:rsid="004e1594"/>
    </style:style>
    <style:style style:name="T3" style:family="text">
      <style:text-properties officeooo:rsid="004e71e2"/>
    </style:style>
    <style:style style:name="T4" style:family="text">
      <style:text-properties officeooo:rsid="00504612"/>
    </style:style>
    <style:style style:name="T5" style:family="text">
      <style:text-properties officeooo:rsid="0050cc74"/>
    </style:style>
    <style:style style:name="T6" style:family="text">
      <style:text-properties officeooo:rsid="0051fb96"/>
    </style:style>
    <style:style style:name="T7" style:family="text">
      <style:text-properties officeooo:rsid="00230dab"/>
    </style:style>
    <style:style style:name="T8" style:family="text">
      <style:text-properties officeooo:rsid="0054fdbb"/>
    </style:style>
    <style:style style:name="T9" style:family="text">
      <style:text-properties officeooo:rsid="005682c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{{basecontent.name}}<text:tab/>2</text:p>
          <text:p text:style-name="P3">Imágenes<text:tab/>2</text:p>
          <text:p text:style-name="P3">Mapa<text:tab/>2</text:p>
        </text:index-body>
      </text:table-of-content>
      <text:h text:style-name="P6" text:outline-level="1"/>
      <text:h text:style-name="P7" text:outline-level="1">{{basecontent.name}}</text:h>
      <text:p text:style-name="Standard">{% load odtexport_templates %}</text:p>
      <text:p text:style-name="Standard">{{basecontent.description|striptags|escaping_all_text}}</text:p>
      <text:p text:style-name="Standard"/>
      <text:p text:style-name="Standard">{% if basecontent.multimedia.photos %}</text:p>
      <text:p text:style-name="P1"/>
      <text:h text:style-name="P5" text:outline-level="2"><text:span text:style-name="T7">Imágenes</text:span></text:h>
      <text:p text:style-name="Standard">{% load oot_templates %}</text:p>
      <text:p text:style-name="Standard">{% for image in basecontent.multimedia.photos %}</text:p>
      <text:p text:style-name="Standard">{% render_image image.photo.image.url %}</text:p>
      <text:p text:style-name="Standard">{{ image.photo.caption }}</text:p>
      <text:p text:style-name="Standard">{% endfor %}</text:p>
      <text:p text:style-name="Standard">{% endif %}</text:p>
      <text:p text:style-name="Standard"/>
      <text:p text:style-name="Standard">{% if basecontent.location.has_location %}</text:p>
      <text:p text:style-name="Standard">{% load odtexport_templates %}</text:p>
      <text:h text:style-name="P4" text:outline-level="2">Mapa</text:h>
      <text:p text:style-name="Standard">{% render_gmap basecontent %}</text:p>
      <text:p text:style-name="Standard">{% endif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Recio</meta:initial-creator>
    <meta:creation-date>2010-11-02T16:04:56</meta:creation-date>
    <dc:date>2010-11-19T12:02:15</dc:date>
    <dc:creator>Pablo Recio</dc:creator>
    <meta:editing-duration>PT09H20M34S</meta:editing-duration>
    <meta:editing-cycles>57</meta:editing-cycles>
    <meta:generator>OpenOffice.org/3.2$Linux OpenOffice.org_project/320m19$Build-9505</meta:generator>
    <meta:document-statistic meta:table-count="0" meta:image-count="0" meta:object-count="0" meta:page-count="3" meta:paragraph-count="20" meta:word-count="59" meta:character-count="482"/>
  </office:meta>
</office:document-meta>
</file>